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fo:margin-left="-0.504cm" fo:margin-right="0cm" fo:margin-top="0cm" fo:margin-bottom="0cm" table:align="margins"/>
    </style:style>
    <style:style style:name="Table1.A" style:family="table-column">
      <style:table-column-properties style:column-width="9.525cm" style:rel-column-width="32852*"/>
    </style:style>
    <style:style style:name="Table1.B" style:family="table-column">
      <style:table-column-properties style:column-width="1.755cm" style:rel-column-width="6053*"/>
    </style:style>
    <style:style style:name="Table1.C" style:family="table-column">
      <style:table-column-properties style:column-width="7.721cm" style:rel-column-width="26630*"/>
    </style:style>
    <style:style style:name="Table1.1" style:family="table-row">
      <style:table-row-properties style:min-row-height="5.906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C1" style:family="table-cell">
      <style:table-cell-properties fo:padding="0cm" fo:border="none"/>
    </style:style>
    <style:style style:name="Table2" style:family="table">
      <style:table-properties style:width="19.001cm" fo:margin-left="-0.504cm" table:align="left"/>
    </style:style>
    <style:style style:name="Table2.A" style:family="table-column">
      <style:table-column-properties style:column-width="2.935cm"/>
    </style:style>
    <style:style style:name="Table2.B" style:family="table-column">
      <style:table-column-properties style:column-width="16.066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4" style:family="table">
      <style:table-properties style:width="18.392cm" fo:margin-left="0.104cm" fo:margin-right="0cm" table:align="margins"/>
    </style:style>
    <style:style style:name="Table4.A" style:family="table-column">
      <style:table-column-properties style:column-width="6.941cm" style:rel-column-width="24732*"/>
    </style:style>
    <style:style style:name="Table4.B" style:family="table-column">
      <style:table-column-properties style:column-width="3.214cm" style:rel-column-width="11452*"/>
    </style:style>
    <style:style style:name="Table4.C" style:family="table-column">
      <style:table-column-properties style:column-width="2.339cm" style:rel-column-width="8337*"/>
    </style:style>
    <style:style style:name="Table4.D" style:family="table-column">
      <style:table-column-properties style:column-width="2.032cm" style:rel-column-width="7238*"/>
    </style:style>
    <style:style style:name="Table4.E" style:family="table-column">
      <style:table-column-properties style:column-width="1.699cm" style:rel-column-width="6053*"/>
    </style:style>
    <style:style style:name="Table4.F" style:family="table-column">
      <style:table-column-properties style:column-width="2.168cm" style:rel-column-width="7723*"/>
    </style:style>
    <style:style style:name="Table4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8.408cm" fo:margin-left="0cm" fo:margin-right="0.002cm" table:align="margins"/>
    </style:style>
    <style:style style:name="Table5.A" style:family="table-column">
      <style:table-column-properties style:column-width="6.967cm" style:rel-column-width="24802*"/>
    </style:style>
    <style:style style:name="Table5.B" style:family="table-column">
      <style:table-column-properties style:column-width="3.214cm" style:rel-column-width="11443*"/>
    </style:style>
    <style:style style:name="Table5.C" style:family="table-column">
      <style:table-column-properties style:column-width="1.993cm" style:rel-column-width="7094*"/>
    </style:style>
    <style:style style:name="Table5.D" style:family="table-column">
      <style:table-column-properties style:column-width="2.404cm" style:rel-column-width="8559*"/>
    </style:style>
    <style:style style:name="Table5.E" style:family="table-column">
      <style:table-column-properties style:column-width="1.439cm" style:rel-column-width="5126*"/>
    </style:style>
    <style:style style:name="Table5.F" style:family="table-column">
      <style:table-column-properties style:column-width="2.39cm" style:rel-column-width="8511*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0.116cm"/>
    </style:style>
    <style:style style:name="Table5.A2" style:family="table-cell">
      <style:table-cell-properties fo:padding="0cm" fo:border-left="none" fo:border-right="none" fo:border-top="none" fo:border-bottom="0.05pt solid #e6e6e6"/>
    </style:style>
    <style:style style:name="Table6" style:family="table">
      <style:table-properties style:width="18.374cm" fo:margin-left="0.122cm" fo:margin-right="0cm" table:align="margins"/>
    </style:style>
    <style:style style:name="Table6.A" style:family="table-column">
      <style:table-column-properties style:column-width="13.266cm" style:rel-column-width="47315*"/>
    </style:style>
    <style:style style:name="Table6.B" style:family="table-column">
      <style:table-column-properties style:column-width="1.903cm" style:rel-column-width="6786*"/>
    </style:style>
    <style:style style:name="Table6.C" style:family="table-column">
      <style:table-column-properties style:column-width="3.205cm" style:rel-column-width="11434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transparent" fo:padding="0.097cm" fo:border-left="none" fo:border-right="none" fo:border-top="2.5pt solid #ffffff" fo:border-bottom="none">
        <style:background-image/>
      </style:table-cell-properties>
    </style:style>
    <style:style style:name="Table6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6.A2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e6.B2" style:family="table-cell">
      <style:table-cell-properties fo:background-color="transparent" fo:padding="0.097cm" fo:border="none">
        <style:background-image/>
      </style:table-cell-properties>
    </style:style>
    <style:style style:name="Table8" style:family="table">
      <style:table-properties style:width="18.815cm" fo:margin-left="0.22cm" table:align="left"/>
    </style:style>
    <style:style style:name="Table8.A" style:family="table-column">
      <style:table-column-properties style:column-width="18.815cm"/>
    </style:style>
    <style:style style:name="Table8.A1" style:family="table-cell">
      <style:table-cell-properties fo:padding="0cm" fo:border="none"/>
    </style:style>
    <style:style style:name="P1" style:family="paragraph" style:parent-style-name="terp_5f_default_5f_9">
      <style:paragraph-properties fo:margin-top="0cm" fo:margin-bottom="0cm" fo:text-align="start" style:justify-single-word="false" fo:keep-with-next="always"/>
    </style:style>
    <style:style style:name="P2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size="9pt" style:font-name-asian="WenQuanYi Micro Hei" style:font-size-asian="8pt" style:font-name-complex="Lohit Hindi" style:font-size-complex="8pt"/>
    </style:style>
    <style:style style:name="P3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weight="normal" style:font-name-asian="WenQuanYi Micro Hei" style:font-size-asian="8pt" style:font-weight-asian="normal" style:font-name-complex="Lohit Hindi" style:font-size-complex="8pt" style:font-weight-complex="normal"/>
    </style:style>
    <style:style style:name="P4" style:family="paragraph" style:parent-style-name="terp_5f_default_5f_9">
      <style:paragraph-properties fo:margin-top="0cm" fo:margin-bottom="0cm" fo:text-align="start" style:justify-single-word="false"/>
    </style:style>
    <style:style style:name="P5" style:family="paragraph" style:parent-style-name="terp_5f_default_5f_9">
      <style:paragraph-properties fo:margin-top="0cm" fo:margin-bottom="0cm" fo:text-align="start" style:justify-single-word="false"/>
      <style:text-properties style:font-name="Liberation Sans" fo:font-size="9pt" style:font-name-asian="WenQuanYi Micro Hei" style:font-size-asian="8pt" style:font-name-complex="Lohit Hindi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9pt" style:font-name-asian="WenQuanYi Micro Hei" style:font-size-asian="8pt" style:font-name-complex="Lohit Hindi" style:font-size-complex="8pt"/>
    </style:style>
    <style:style style:name="P7" style:family="paragraph" style:parent-style-name="terp_5f_tblheader_5f_Details_5f_Right">
      <style:paragraph-properties fo:text-align="start" style:justify-single-word="false"/>
    </style:style>
    <style:style style:name="P8" style:family="paragraph" style:parent-style-name="terp_5f_default_5f_8">
      <style:text-properties style:font-name="Liberation Sans" fo:font-weight="normal" style:font-name-asian="WenQuanYi Micro Hei" style:font-size-asian="8pt" style:font-weight-asian="normal" style:font-name-complex="Lohit Hindi" style:font-size-complex="8pt" style:font-weight-complex="normal"/>
    </style:style>
    <style:style style:name="P9" style:family="paragraph" style:parent-style-name="terp_5f_header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fo:margin-left="0.086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terp_5f_default_5f_8">[[ setLang(o.partner_id.lang) ]]</text:p>
      <text:p text:style-name="P9">[[ o.state not in ['draft','sent'] and removeParentNode('para') ]] Quotation </text:p>
      <text:p text:style-name="P9">[[ o.state <text:s/>in ['draft','sent'] and removeParentNode('para') ]] Orde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erp_5f_default_5f_Bold_5f_9">Customer address :</text:p>
            <text:p text:style-name="terp_5f_default_5f_9">[[ (o.partner_id and o.partner_id.title and o.partner_id.title.name) or '' ]] [[ (o.partner_id and o.partner_id.name) or '' ]]</text:p>
            <text:p text:style-name="terp_5f_default_5f_9">[[ o.partner_id and display_address(o.partner_id) ]] </text:p>
            <text:p text:style-name="terp_5f_default_5f_9"/>
            <text:p text:style-name="terp_5f_default_5f_9">Tel. : [[ (o.partner_id.phone) or removeParentNode('para') ]]</text:p>
            <text:p text:style-name="terp_5f_default_5f_9">Fax : [[ (o.partner_id.fax) or removeParentNode('para') <text:s/>]]</text:p>
            <text:p text:style-name="terp_5f_default_5f_9">TVA : [[ (o.partner_id.vat) or removeParentNode('para') ]]</text:p>
            <text:p text:style-name="terp_5f_default_5f_9"/>
            <text:p text:style-name="terp_5f_default_5f_Bold_5f_9">Delivery address :</text:p>
            <text:p text:style-name="terp_5f_default_5f_9">[[ (o.partner_shipping_id and o.partner_id.title and o.partner_shipping_id.title.name) or '' ]] [[ (o.partner_shipping_id and o.partner_shipping_id.name) or '' ]]</text:p>
            <text:p text:style-name="terp_5f_default_5f_9"><text:s/>[[ o.partner_shipping_id and display_address(o.partner_shipping_id) ]]</text:p>
          </table:table-cell>
          <table:table-cell table:style-name="Table1.A1" office:value-type="string">
            <text:p text:style-name="terp_5f_default_5f_8"/>
          </table:table-cell>
          <table:table-cell table:style-name="Table1.C1" office:value-type="string">
            <text:p text:style-name="terp_5f_default_5f_9"/>
            <text:p text:style-name="terp_5f_default_5f_9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5">Reference: [[ o.client_order_ref ]]</text:p>
            <text:p text:style-name="P5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2">Quotation <text:span text:style-name="T1">Number:</text:span> [[ o.name ]]</text:p>
            <text:p text:style-name="P5"/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2">Quotation Date: <text:span text:style-name="T1">[[ o.date_order ]]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erp_5f_tblheader_5f_Details">Part Number and Description</text:p>
            </table:table-cell>
            <table:table-cell table:style-name="Table4.A1" office:value-type="string">
              <text:p text:style-name="terp_5f_tblheader_5f_Details_5f_Centre">VAT</text:p>
            </table:table-cell>
            <table:table-cell table:style-name="Table4.A1" office:value-type="string">
              <text:p text:style-name="terp_5f_tblheader_5f_Details_5f_Right">Quantity</text:p>
            </table:table-cell>
            <table:table-cell table:style-name="Table4.A1" office:value-type="string">
              <text:p text:style-name="terp_5f_tblheader_5f_Details_5f_Right">Delivery</text:p>
            </table:table-cell>
            <table:table-cell table:style-name="Table4.E1" office:value-type="string">
              <text:p text:style-name="P7">Price</text:p>
            </table:table-cell>
            <table:table-cell table:style-name="Table4.A1" office:value-type="string">
              <text:p text:style-name="terp_5f_tblheader_5f_Details_5f_Right">Item Amount</text:p>
            </table:table-cell>
          </table:table-row>
        </table:table-header-rows>
      </table:table>
      <text:section text:style-name="Sect1" text:name="Section1">
        <text:p text:style-name="terp_5f_default_5f_1">[[repeatIn(o.order_line,'line')]]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table:style-name="Table5.A1" office:value-type="string">
              <text:p text:style-name="terp_5f_default_5f_9">[[ line.name ]] </text:p>
            </table:table-cell>
            <table:table-cell table:style-name="Table5.A1" office:value-type="string">
              <text:p text:style-name="terp_5f_default_5f_Centre_5f_9">[[ ', '.join(map(lambda x: x.name, line.tax_id)) ]]</text:p>
            </table:table-cell>
            <table:table-cell table:style-name="Table5.A1" office:value-type="string">
              <text:p text:style-name="terp_5f_default_5f_Right_5f_9">[[ formatLang(line.product_uos and line.product_uos_qty or line.product_uom_qty) ]] [[ line.product_uos and line.product_uos.name or line.product_uom.name ]] </text:p>
            </table:table-cell>
            <table:table-cell table:style-name="Table5.A1" office:value-type="string">
              <text:p text:style-name="terp_5f_default_5f_Right_5f_9">[[ formatLang(line.delay ) <text:s/>]] days </text:p>
            </table:table-cell>
            <table:table-cell table:style-name="Table5.A1" office:value-type="string">
              <text:p text:style-name="terp_5f_default_5f_Right_5f_9">[[ formatLang(line.price_unit ) <text:s/>]]</text:p>
            </table:table-cell>
            <table:table-cell table:style-name="Table5.A1" office:value-type="string">
              <text:p text:style-name="terp_5f_default_5f_Right_5f_9">[[ formatLang(line.price_subtotal, digits=get_digits(dp='Sale Price')) ]] [[ o.pricelist_id.currency_id.symbol ]]</text:p>
            </table:table-cell>
          </table:table-row>
          <table:table-row table:style-name="Table5.2">
            <table:table-cell table:style-name="Table5.A2" office:value-type="string">
              <text:p text:style-name="terp_5f_default_5f_Italic"/>
            </table:table-cell>
            <table:table-cell table:style-name="Table5.A2" office:value-type="string">
              <text:p text:style-name="terp_5f_default_5f_Centre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</table:table-row>
        </table:table>
      </text:section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erp_5f_default_5f_9"/>
          </table:table-cell>
          <table:table-cell table:style-name="Table6.B1" office:value-type="string">
            <text:p text:style-name="terp_5f_default_5f_9">Net Total :</text:p>
          </table:table-cell>
          <table:table-cell table:style-name="Table6.B1" office:value-type="string">
            <text:p text:style-name="terp_5f_default_5f_Right_5f_9">[[ formatLang(o.amount_untaxed , digits=get_digits(dp='Sale Price')) <text:s/>]] [[ o.pricelist_id.currency_id. symbol ]]</text:p>
          </table:table-cell>
        </table:table-row>
        <table:table-row>
          <table:table-cell table:style-name="Table6.A2" office:value-type="string">
            <text:p text:style-name="terp_5f_default_5f_9"/>
          </table:table-cell>
          <table:table-cell table:style-name="Table6.B2" office:value-type="string">
            <text:p text:style-name="terp_5f_default_5f_9">Taxes :</text:p>
          </table:table-cell>
          <table:table-cell table:style-name="Table6.B2" office:value-type="string">
            <text:p text:style-name="terp_5f_default_5f_Right_5f_9">[[ formatLang(o.amount_tax , digits=get_digits(dp='Sale Price')) <text:s/>]] [[ o.pricelist_id.currency_id. symbol ]]</text:p>
          </table:table-cell>
        </table:table-row>
        <table:table-row>
          <table:table-cell table:style-name="Table6.A2" office:value-type="string">
            <text:p text:style-name="terp_5f_default_5f_9"/>
          </table:table-cell>
          <table:table-cell table:style-name="Table6.B1" office:value-type="string">
            <text:p text:style-name="terp_5f_default_5f_Bold_5f_9">Total :</text:p>
          </table:table-cell>
          <table:table-cell table:style-name="Table6.B1" office:value-type="string">
            <text:p text:style-name="terp_5f_default_5f_Right_5f_9_5f_Bold">[[ formatLang(o.amount_total , digits=get_digits(dp='Sale Price')) ]] <text:s/>[[ o.pricelist_id.currency_id. symbol ]] </text:p>
          </table:table-cell>
        </table:table-row>
      </table:table>
      <text:p text:style-name="terp_5f_default_5f_8"/>
      <table:table table:name="Table8" table:style-name="Table8">
        <table:table-column table:style-name="Table8.A"/>
        <table:table-row>
          <table:table-cell table:style-name="Table8.A1" office:value-type="string">
            <text:p text:style-name="P3">------------------------------------------------------------------------------------------------------------------------------------------------- </text:p>
            <text:p text:style-name="terp_5f_default_5f_9">Customer Account Number: <text:s/>[[ o.partner_id.id and o.shop_id.company_id.country_id.name != 'India' and removeParentNode('para') <text:s/>or '']]</text:p>
            <text:p text:style-name="terp_5f_default_5f_Bold_5f_9"/>
            <text:p text:style-name="terp_5f_default_5f_9"><text:soft-page-break/>Customer CST Number: <text:s/>[[ o.partner_id.cst_no <text:s text:c="2"/>and o.shop_id.company_id.country_id.name != 'India' and removeParentNode('para') <text:s/>or '']]</text:p>
            <text:p text:style-name="terp_5f_default_5f_Bold_5f_9"/>
            <text:p text:style-name="terp_5f_default_5f_9">[[ not o.cst_amount and removeParentNode('para') ]] <text:s/>CST Rate: <text:s text:c="7"/>[[ o.cst_tax_id.name or '' ]]</text:p>
            <text:p text:style-name="terp_5f_default_5f_9"><text:s/></text:p>
            <text:p text:style-name="terp_5f_default_5f_9">Payment Terms: [[ format((o.partner_id and o.partner_id.property_payment_term and o.partner_id.property_payment_term.note) or '') ]]</text:p>
            <text:p text:style-name="terp_5f_default_5f_Bold_5f_9"/>
            <text:p text:style-name="terp_5f_default_5f_9">Credit Limit: [[ formatLang(o.partner_id.credit_limit <text:s/>, digits=get_digits(dp='Sale Price')) and and o.shop_id.company_id.country_id.name != 'India' and removeParentNode('para') <text:s/>or '']]</text:p>
            <text:p text:style-name="terp_5f_default_5f_Bold_5f_9"/>
            <text:p text:style-name="terp_5f_default_5f_9">Order Amount: [[ formatLang(o.amount_untaxed , digits=get_digits(dp='Sale Price')) <text:s/>]] [[ o.pricelist_id.currency_id. symbol ]]</text:p>
            <text:p text:style-name="terp_5f_default_5f_9">[[ not o.cst_amount and removeParentNode('para') ]] </text:p>
            <text:p text:style-name="terp_5f_default_5f_9"/>
            <text:p text:style-name="terp_5f_default_5f_9">CST <text:s/>Amount: [[ formatLang(o.cst_amount , digits=get_digits(dp='Sale Price')) ]] <text:s/>[[ o.pricelist_id.currency_id. symbol ]] </text:p>
            <text:p text:style-name="terp_5f_default_5f_9">[[ not o.amount_tax and removeParentNode('para') ]] </text:p>
            <text:p text:style-name="terp_5f_default_5f_9"/>
            <text:p text:style-name="terp_5f_default_5f_9">Tax <text:s/>Amount: [[ formatLang(o.amount_tax , digits=get_digits(dp='Sale Price')) ]] <text:s/>[[ o.pricelist_id.currency_id. symbol ]] </text:p>
            <text:p text:style-name="terp_5f_default_5f_Bold_5f_9"/>
            <text:p text:style-name="terp_5f_default_5f_9">Total Amount: [[ formatLang(o.amount_total , digits=get_digits(dp='Sale Price')) ]] <text:s/>[[ o.pricelist_id.currency_id. symbol ]] </text:p>
            <text:p text:style-name="terp_5f_default_5f_Bold_5f_9"/>
            <text:p text:style-name="terp_5f_default_5f_9">Validity: Offer is valid for 30 days</text:p>
            <text:p text:style-name="terp_5f_default_5f_9"/>
            <text:p text:style-name="P3">[[ format(o.note or '') ]]</text:p>
            <text:p text:style-name="P3">------------------------------------------------------------------------------------------------------------------------------------------------- </text:p>
            <text:p text:style-name="P3">Carriage will be charged on all consignments unless by prior agreement.Goods are supplied subject to our standard Terms &amp; Conditions of Sale (ref FV3) as notified 01/12/05 or available on Fort Vale website under Credit Application Form section. Printed copies available on request. <text:s/>E.&amp; O.E. <text:s text:c="62"/></text:p>
            <text:p text:style-name="P3"/>
            <text:p text:style-name="P3">N.B. Air Freight on the consignment will be charged on actual basis <text:s text:c="68"/></text:p>
            <text:p text:style-name="P3"><text:s text:c="71"/></text:p>
            <text:p text:style-name="P3">------------------------------------------------------------------------------------------------------------------------------------------------- </text:p>
          </table:table-cell>
        </table:table-row>
        <table:table-row>
          <table:table-cell table:style-name="Table8.A1" office:value-type="string">
            <text:p text:style-name="terp_5f_default_5f_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fo:text-indent="0cm" style:auto-text-indent="false"/>
      <style:text-properties fo:font-size="8pt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0.504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 </meta:initial-creator>
    <meta:creation-date>2014-01-27T15:44:03</meta:creation-date>
    <dc:date>2014-01-28T13:06:17</dc:date>
    <dc:creator>ara </dc:creator>
    <meta:editing-duration>PT3H31M34S</meta:editing-duration>
    <meta:editing-cycles>110</meta:editing-cycles>
    <meta:generator>LibreOffice/3.5$Linux_x86 LibreOffice_project/350m1$Build-2</meta:generator>
    <meta:document-statistic meta:table-count="6" meta:image-count="0" meta:object-count="0" meta:page-count="2" meta:paragraph-count="55" meta:word-count="391" meta:character-count="4143" meta:non-whitespace-character-count="3556"/>
    <meta:user-defined meta:name="Info 1">http://localhost:8069</meta:user-defined>
    <meta:user-defined meta:name="Info 2">admin</meta:user-defined>
    <meta:user-defined meta:name="Info 3">468</meta:user-defined>
    <meta:user-defined meta:name="Info 4">sale.order</meta:user-defined>
  </office:meta>
</office:document-meta>
</file>